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8000000E084D72F5239DE796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85a8" officeooo:paragraph-rsid="001585a8"/>
    </style:style>
    <style:style style:name="P2" style:family="paragraph" style:parent-style-name="Standard">
      <style:text-properties officeooo:rsid="0019de24" officeooo:paragraph-rsid="0019de2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C</text:p>
      <text:p text:style-name="P2">ABC<draw:frame draw:style-name="fr1" draw:name="Image1" text:anchor-type="char" svg:x="0.242cm" svg:y="0.012cm" svg:width="10.795cm" svg:height="5.927cm" draw:z-index="0"><draw:image xlink:href="Pictures/1000000000000198000000E084D72F5239DE796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0T20:35:25.161000000</meta:creation-date>
    <dc:date>2017-05-20T20:56:57.791000000</dc:date>
    <meta:editing-duration>PT1M51S</meta:editing-duration>
    <meta:editing-cycles>6</meta:editing-cycles>
    <meta:generator>LibreOfficeDev/5.4.0.0.beta1$Windows_x86 LibreOffice_project/8672113ead4e403c55e31b1d9a3d1e0f3b299577</meta:generator>
    <meta:document-statistic meta:table-count="0" meta:image-count="1" meta:object-count="0" meta:page-count="1" meta:paragraph-count="2" meta:word-count="2" meta:character-count="6" meta:non-whitespace-character-count="6"/>
  </office:meta>
</office:document-meta>
</file>